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master-page-name="MP0">
      <style:paragraph-properties style:page-number="auto" fo:break-before="page"/>
      <style:text-properties fo:font-size="12pt" style:font-size-asian="12pt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0pt" fo:font-style="italic" style:font-size-asian="10pt" style:font-style-asian="italic"/>
    </style:style>
    <style:style style:name="T6" style:family="text">
      <style:text-properties officeooo:rsid="001489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or e.V.<text:line-break/>Alleestraße 50<text:line-break/>44793 Bochum</text:p>
      <text:p text:style-name="P2"/>
      <text:p text:style-name="P3">Mitgliedsantrag im Labor e.V. Bochum</text:p>
      <text:p text:style-name="P2"><text:line-break/>Vorname:<text:tab/><text:tab/>______________________________________________________</text:p>
      <text:p text:style-name="P2">Nachname:<text:tab/><text:tab/>______________________________________________________</text:p>
      <text:p text:style-name="P2">Anschrift:<text:tab/><text:tab/>______________________________________________________</text:p>
      <text:p text:style-name="P2">Telefon/Mail: <text:tab/><text:tab/>______________________________________________________</text:p>
      <text:p text:style-name="P2">Ich wähle <text:span text:style-name="T6">einen monatlichen </text:span>Mitgliedsbeitrag in Höhe von</text:p>
      <text:p text:style-name="Standard">[ <text:s/>] 5€ <text:s text:c="10"/><text:span text:style-name="Absatz-Standardschriftart"><text:span text:style-name="T3">[ <text:s/>] 10€</text:span></text:span> <text:s text:c="9"/>[ <text:s/>] 20€ <text:s text:c="8"/>[ <text:s/>] ____________</text:p>
      <text:p text:style-name="P2">und überweise diesen</text:p>
      <text:p text:style-name="Standard">[ <text:s/>] monatlich <text:s text:c="9"/><text:span text:style-name="Absatz-Standardschriftart"><text:span text:style-name="T3">[ <text:s/>] alle 3 Monate <text:s text:c="9"/></text:span></text:span>[ <text:s/>] halbjährlich <text:s text:c="9"/>[ <text:s/>] jährlich</text:p>
      <text:p text:style-name="P2">auf das Konto des Labor e.V.:</text:p>
      <text:p text:style-name="Standard">IBAN: DE72 4305 0001 0033 4191 77<text:line-break/>BIC: WELADED1BOC<text:line-break/>Sparkasse Bochum<text:line-break/>( Konto 334 191 77 / BLZ 430 500 01 )</text:p>
      <text:p text:style-name="Standard">Ich möchte Mitglied im Labor e.V. werden und zahle meinen Mitgliedsbeitrag wie oben angegeben.<text:line-break/>Änderungen meiner Anschrift teile ich dem Verein unverzüglich mit.</text:p>
      <text:p text:style-name="P4"/>
      <text:p text:style-name="P4"/>
      <text:p text:style-name="Standard"><text:span text:style-name="Absatz-Standardschriftart"><text:span text:style-name="T4">______________________________________________________<text:line-break/></text:span></text:span><text:span text:style-name="Absatz-Standardschriftart"><text:span text:style-name="T5">Datum, Unterschrift</text:span></text:span></text:p>
      <text:p text:style-name="P2"/>
      <text:p text:style-name="P2"/>
      <text:p text:style-name="P2"/>
      <text:p text:style-name="P5"><text:span text:style-name="Absatz-Standardschriftart"><text:span text:style-name="T4">das-labor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Kopfzeile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ußzeile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title/>
    <dc:description/>
    <dc:subject/>
    <meta:initial-creator>blafoo</meta:initial-creator>
    <dc:creator>blafoo </dc:creator>
    <meta:creation-date>2015-04-18T13:36:00Z</meta:creation-date>
    <dc:date>2015-08-26T16:54:34.926646323</dc:date>
    <meta:print-date>2015-04-17T23:09:00Z</meta:print-date>
    <meta:editing-cycles>3</meta:editing-cycles>
    <meta:editing-duration>PT33S</meta:editing-duration>
    <meta:document-statistic meta:table-count="0" meta:image-count="0" meta:object-count="0" meta:page-count="1" meta:paragraph-count="16" meta:word-count="113" meta:character-count="969" meta:non-whitespace-character-count="804"/>
    <meta:template xlink:type="simple" xlink:actuate="onRequest" xlink:title="" xlink:href="Normal"/>
  </office:meta>
</office:document-meta>
</file>